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paragraph-rsid="0006a8b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59be"/>
    </style:style>
    <style:style style:name="T3" style:family="text">
      <style:text-properties officeooo:rsid="000193e3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559be" style:font-size-asian="12pt" style:font-size-complex="1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800000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<text:span text:style-name="T3">Au 19eme siècle , de nombreux auteurs utilisent comme thème les péchés capitaux pour écrire ou illustrer leurs œuvres . Nous travaillerons sur le poème « Cuisson du pain » de E.Verhaeren écrit en 1883 qui utilises le péché de la luxure et de la gourmandise . Nous nous poserons alors la question comment Verhaeren arrive à nous montrer grâce a son poème « Cuisson du pain » les points communs entre gourmandise et luxure . Pour y répondre nous verrons des visions perverses , puis des visions agressifs et enfin une fabrication hyperbolique et mouvementé .</text:span></text:p>
      <text:p text:style-name="P1"/>
      <text:p text:style-name="P2"><text:s text:c="7"/>En premier lieu , nous allons voir l’union entre luxure et la gourmandise , tout d’abord le pain et comparé à la poitrine des femmes et nous l’es montré grâce à une comparaison « Et la moulaient en ronds comme la chair des seins ».Ensuite nous pouvons <text:s/>voir une forte présence du corps avec un champ lexical du corps <text:s/>qui représente la femme comme « le front »v.3 , « Leurs mains,leur doigt,leur corps entier » v.5 , « leur gorge » , elle permet de donner une description des servante aux lecteurs .</text:p>
      <text:p text:style-name="P1"/>
      <text:p text:style-name="P1"><text:s text:c="7"/>En deuxième lieu , nous observons une scène de cuisson violente , entrés dans le four , les flammes sont comparés par une meute de chiens roux grâce à une comparaison « Et les flammes , par les gueules s’ouvrant passage , comme une meute énorme » v.12-13 . Cette scène nous donne une impression de violence et de danger . Ensuite nous avons une comparaison entre le feu et l’enfer , le feu est assimilé aux enfer à l’aide du champ lexical de la chaleur comme « brûlé » v.8 , « fumait » v.5 , «  braises rouges » v.8 , on peut l’interpréter comme une vision infernale de la cuisson .</text:p>
      <text:p text:style-name="P1"/>
      <text:p text:style-name="Standard"><text:span text:style-name="T1"><text:s text:c="6"/>En dernier lieu , nous avons une associations entre le pain et le corps dans laquelle il y a une </text:span><text:span text:style-name="T2">exagération</text:span><text:span text:style-name="T1"> du corps grâce à une hyperbole « </text:span><text:span text:style-name="T4">Leurs deux poings monstrueux pataugeaient dans la pâte » qui donne l’impression d’une tâche complexe . Et enfin nous avons l’utilisation de verbe de mouvement qui donne une image de mouvement comme « </text:span><text:span text:style-name="T5">fumait</text:span><text:span text:style-name="T4"> », »remuait », »</text:span><text:span text:style-name="T5">pataugeaient</text:span><text:span text:style-name="T4"> » qui permet au poème de ne pas rester fixe.</text:span></text:p>
      <text:p text:style-name="Standard"><text:span text:style-name="T4"/></text:p>
      <text:p text:style-name="Standard"><text:span text:style-name="T4"><text:s text:c="6"/>En conclusion , le poème de Verhaeren arrive bel et bien à relier la gourmandise et la luxure grâce à de nombreuses figures de style et des champs lexicaux , elle nous donne aussi une impression de mouvement qui nous facilite l’imagination et aborde aussi un aspect violent , de danger et de sensualité , elle nous montre aussi la difficulté des servantes du 19eme siècle à produire le pain et une vision infernale de sa cuisson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800000"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41"/><text:span text:style-name="MT1">Commentaire « Cuisson du pain » de E.Verhaer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0:50:42.101000000</meta:creation-date>
    <meta:print-date>2017-04-25T21:42:35.653000000</meta:print-date>
    <dc:date>2017-04-25T21:43:13.297000000</dc:date>
    <meta:editing-duration>PT49S</meta:editing-duration>
    <meta:editing-cycles>1</meta:editing-cycles>
    <meta:document-statistic meta:table-count="0" meta:image-count="0" meta:object-count="0" meta:page-count="1" meta:paragraph-count="6" meta:word-count="467" meta:character-count="2610" meta:non-whitespace-character-count="2071"/>
    <meta:generator>LibreOffice/5.2.5.1$Windows_x86 LibreOffice_project/0312e1a284a7d50ca85a365c316c7abbf20a4d22</meta:generator>
  </office:meta>
</office:document-meta>
</file>